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" style:font-family-generic="swiss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style:line-height-at-least="0.198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1in" fo:margin-right="0in" style:line-height-at-least="0.198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2in" fo:margin-right="0in" style:line-height-at-least="0.198in" fo:text-indent="0in" style:auto-text-indent="false">
        <style:tab-stops/>
      </style:paragraph-properties>
    </style:style>
    <style:style style:name="P4" style:family="paragraph" style:parent-style-name="Standard">
      <loext:graphic-properties draw:fill="none"/>
      <style:paragraph-properties fo:margin-left="2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" style:family="paragraph" style:parent-style-name="Standard">
      <style:paragraph-properties fo:margin-left="2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6" style:family="paragraph" style:parent-style-name="Standard">
      <loext:graphic-properties draw:fill="none"/>
      <style:paragraph-properties fo:margin-left="2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background-color="transparent" style:font-size-asian="10.5pt" style:font-size-complex="10.5pt" fo:hyphenate="false"/>
    </style:style>
    <style:style style:name="P7" style:family="paragraph" style:parent-style-name="Standard">
      <loext:graphic-properties draw:fill="none"/>
      <style:paragraph-properties fo:margin-left="2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8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0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1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2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3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4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5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6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7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8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9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30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31" style:family="paragraph" style:parent-style-name="Standard" style:master-page-name="">
      <loext:graphic-properties draw:fill="none"/>
      <style:paragraph-properties fo:margin-left="2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32" style:family="paragraph" style:parent-style-name="Standard"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33" style:family="paragraph" style:parent-style-name="Standard">
      <style:paragraph-properties style:line-height-at-least="0.198in"/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34" style:family="paragraph" style:parent-style-name="Standard">
      <style:paragraph-properties style:line-height-at-least="0.198in"/>
      <style:text-properties style:use-window-font-color="true" style:font-name="Droid Sans Mono" fo:font-size="10.5pt" officeooo:paragraph-rsid="00ed2a00" fo:background-color="transparent" style:font-size-asian="10.5pt" style:font-name-complex="Calibri" style:font-size-complex="10.5pt"/>
    </style:style>
    <style:style style:name="P35" style:family="paragraph" style:parent-style-name="Standard">
      <style:paragraph-properties style:line-height-at-least="0.198in"/>
      <style:text-properties style:use-window-font-color="true" style:font-name="Droid Sans Mono" fo:font-size="10.5pt" officeooo:rsid="000763b2" officeooo:paragraph-rsid="000763b2" fo:background-color="transparent" style:font-size-asian="10.5pt" style:font-name-complex="Calibri" style:font-size-complex="10.5pt"/>
    </style:style>
    <style:style style:name="P36" style:family="paragraph" style:parent-style-name="Standard">
      <style:paragraph-properties style:line-height-at-least="0.198in"/>
      <style:text-properties style:use-window-font-color="true" style:font-name="Droid Sans Mono" fo:font-size="10.5pt" fo:background-color="transparent" style:font-size-asian="10.5pt" style:font-size-complex="10.5pt"/>
    </style:style>
    <style:style style:name="P3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 style:font-size-asian="10.5pt" style:font-name-complex="Calibri" style:font-size-complex="10.5pt"/>
    </style:style>
    <style:style style:name="P3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763b2" officeooo:paragraph-rsid="000763b2" fo:background-color="transparent" style:font-size-asian="10.5pt" style:font-name-complex="Calibri" style:font-size-complex="10.5pt"/>
    </style:style>
    <style:style style:name="P3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 style:font-size-asian="10.5pt" style:font-size-complex="10.5pt"/>
    </style:style>
    <style:style style:name="P4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881bf5" officeooo:paragraph-rsid="00881bf5" fo:background-color="transparent" style:font-size-asian="10.5pt" style:font-size-complex="10.5pt"/>
    </style:style>
    <style:style style:name="P41" style:family="paragraph" style:parent-style-name="Standard">
      <style:paragraph-properties style:line-height-at-least="0.198in"/>
      <style:text-properties style:use-window-font-color="true" style:font-name="Droid Sans Mono" fo:font-size="10.5pt" fo:font-style="italic" fo:font-weight="normal" fo:background-color="transparent" style:font-size-asian="10.5pt" style:font-size-complex="10.5pt"/>
    </style:style>
    <style:style style:name="P42" style:family="paragraph" style:parent-style-name="Standard">
      <style:paragraph-properties fo:margin-left="2.5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43" style:family="paragraph" style:parent-style-name="Standard">
      <style:paragraph-properties fo:margin-left="2.5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font-style="italic" fo:background-color="transparent" style:font-size-asian="10.5pt" style:font-style-asian="italic" style:font-name-complex="Calibri" style:font-size-complex="10.5pt"/>
    </style:style>
    <style:style style:name="P44" style:family="paragraph" style:parent-style-name="Standard">
      <loext:graphic-properties draw:fill="none"/>
      <style:paragraph-properties fo:margin-left="2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45" style:family="paragraph" style:parent-style-name="Standard">
      <loext:graphic-properties draw:fill="none"/>
      <style:paragraph-properties fo:margin-left="2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46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47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48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49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0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1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2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3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4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5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6" style:family="paragraph" style:parent-style-name="Standard" style:master-page-name="">
      <loext:graphic-properties draw:fill="none"/>
      <style:paragraph-properties fo:margin-left="2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57" style:family="paragraph" style:parent-style-name="Standard">
      <loext:graphic-properties draw:fill="none"/>
      <style:paragraph-properties fo:margin-left="0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background-color="transparent" style:font-size-asian="10.5pt" style:font-size-complex="10.5pt" fo:hyphenate="false"/>
    </style:style>
    <style:style style:name="P58" style:family="paragraph" style:parent-style-name="Standard">
      <style:paragraph-properties fo:margin-left="0.5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59" style:family="paragraph" style:parent-style-name="Standard">
      <loext:graphic-properties draw:fill="none"/>
      <style:paragraph-properties fo:margin-left="0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0" style:family="paragraph" style:parent-style-name="Standard">
      <loext:graphic-properties draw:fill="none"/>
      <style:paragraph-properties fo:margin-left="0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61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2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3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4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5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6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7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8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69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0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1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2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3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4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5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6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7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8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79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0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1" style:family="paragraph" style:parent-style-name="Standard" style:master-page-name="">
      <loext:graphic-properties draw:fill="none"/>
      <style:paragraph-properties fo:margin-left="0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2" style:family="paragraph" style:parent-style-name="Standard">
      <loext:graphic-properties draw:fill="none"/>
      <style:paragraph-properties fo:margin-left="1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3" style:family="paragraph" style:parent-style-name="Standard">
      <loext:graphic-properties draw:fill="none"/>
      <style:paragraph-properties fo:margin-left="1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background-color="transparent" style:font-size-asian="10.5pt" style:font-size-complex="10.5pt" fo:hyphenate="false"/>
    </style:style>
    <style:style style:name="P84" style:family="paragraph" style:parent-style-name="Standard">
      <style:paragraph-properties fo:margin-left="1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85" style:family="paragraph" style:parent-style-name="Standard">
      <loext:graphic-properties draw:fill="none"/>
      <style:paragraph-properties fo:margin-left="1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86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7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8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89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0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1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2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3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4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95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6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7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8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99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0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1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2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3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4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5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6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107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8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09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0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1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2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3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4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5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6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7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8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19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0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1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2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3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4" style:family="paragraph" style:parent-style-name="Standard" style:master-page-name="">
      <loext:graphic-properties draw:fill="none"/>
      <style:paragraph-properties fo:margin-left="1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5" style:family="paragraph" style:parent-style-name="Standard">
      <loext:graphic-properties draw:fill="none"/>
      <style:paragraph-properties fo:margin-left="1.5618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6" style:family="paragraph" style:parent-style-name="Standard">
      <style:paragraph-properties fo:margin-left="1.5618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127" style:family="paragraph" style:parent-style-name="Standard">
      <loext:graphic-properties draw:fill="none"/>
      <style:paragraph-properties fo:margin-left="1.5618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128" style:family="paragraph" style:parent-style-name="Standard" style:master-page-name="">
      <loext:graphic-properties draw:fill="none"/>
      <style:paragraph-properties fo:margin-left="1.5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29" style:family="paragraph" style:parent-style-name="Standard" style:master-page-name="">
      <loext:graphic-properties draw:fill="none"/>
      <style:paragraph-properties fo:margin-left="1.5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0" style:family="paragraph" style:parent-style-name="Standard" style:master-page-name="">
      <loext:graphic-properties draw:fill="none"/>
      <style:paragraph-properties fo:margin-left="1.5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1" style:family="paragraph" style:parent-style-name="Standard">
      <loext:graphic-properties draw:fill="none"/>
      <style:paragraph-properties fo:margin-left="1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2" style:family="paragraph" style:parent-style-name="Standard">
      <loext:graphic-properties draw:fill="none"/>
      <style:paragraph-properties fo:margin-left="1.5in" fo:margin-right="0in" style:line-height-at-least="0.198in" fo:hyphenation-ladder-count="no-limit" fo:text-indent="0in" style:auto-text-indent="false" fo:background-color="transparent">
        <style:tab-stops>
          <style:tab-stop style:position="0.4374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3" style:family="paragraph" style:parent-style-name="Standard">
      <style:paragraph-properties fo:margin-left="1.5in" fo:margin-right="0in" style:line-height-at-least="0.198in" fo:text-indent="0in" style:auto-text-indent="false">
        <style:tab-stops/>
      </style:paragraph-properties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134" style:family="paragraph" style:parent-style-name="Standard">
      <loext:graphic-properties draw:fill="none"/>
      <style:paragraph-properties fo:margin-left="1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background-color="transparent" style:font-size-asian="10.5pt" style:font-size-complex="10.5pt" fo:hyphenate="false"/>
    </style:style>
    <style:style style:name="P135" style:family="paragraph" style:parent-style-name="Standard">
      <loext:graphic-properties draw:fill="none"/>
      <style:paragraph-properties fo:margin-left="1.5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136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7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8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39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0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1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2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3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4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5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6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7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8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49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150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1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2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3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4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5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6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4374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7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8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59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0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1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2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3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4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5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6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7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8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69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0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171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2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style="italic" fo:font-weight="normal" fo:background-color="transparent" style:font-size-asian="10.5pt" style:font-size-complex="10.5pt" fo:hyphenate="false"/>
    </style:style>
    <style:style style:name="P173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4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5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6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>
        <style:tab-stops>
          <style:tab-stop style:position="0.4791in"/>
        </style:tab-stops>
      </style:paragraph-properties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7" style:family="paragraph" style:parent-style-name="Standard" style:master-page-name="">
      <loext:graphic-properties draw:fill="none"/>
      <style:paragraph-properties fo:margin-left="1.5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78" style:family="paragraph" style:parent-style-name="Standard">
      <style:paragraph-properties fo:margin-top="0in" fo:margin-bottom="0.1965in" loext:contextual-spacing="false" style:line-height-at-least="0.198in"/>
      <style:text-properties style:use-window-font-color="true" style:font-name="Droid Sans Mono" fo:font-size="10.5pt" fo:font-weight="normal" fo:background-color="transparent" style:font-size-asian="10.5pt" style:font-size-complex="10.5pt"/>
    </style:style>
    <style:style style:name="P179" style:family="paragraph" style:parent-style-name="Standard">
      <style:paragraph-properties fo:margin-top="0in" fo:margin-bottom="0.1965in" loext:contextual-spacing="false" style:line-height-at-least="0.198in"/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180" style:family="paragraph" style:parent-style-name="Standard">
      <loext:graphic-properties draw:fill="none"/>
      <style:paragraph-properties fo:margin-left="0.4366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1" style:family="paragraph" style:parent-style-name="Standard" style:master-page-name="">
      <loext:graphic-properties draw:fill="none"/>
      <style:paragraph-properties fo:margin-left="0.4366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2" style:family="paragraph" style:parent-style-name="Standard">
      <loext:graphic-properties draw:fill="none"/>
      <style:paragraph-properties fo:margin-left="0.9366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3" style:family="paragraph" style:parent-style-name="Standard" style:master-page-name="">
      <loext:graphic-properties draw:fill="none"/>
      <style:paragraph-properties fo:margin-left="0.9366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4" style:family="paragraph" style:parent-style-name="Standard">
      <style:paragraph-properties style:line-height-at-least="0.198in" fo:break-before="page"/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P185" style:family="paragraph" style:parent-style-name="Standard">
      <style:paragraph-properties style:line-height-at-least="0.198in" fo:break-before="page"/>
      <style:text-properties style:use-window-font-color="true" style:font-name="Droid Sans Mono" fo:font-size="10.5pt" officeooo:rsid="000763b2" officeooo:paragraph-rsid="000763b2" fo:background-color="transparent" style:font-size-asian="10.5pt" style:font-name-complex="Calibri" style:font-size-complex="10.5pt"/>
    </style:style>
    <style:style style:name="P186" style:family="paragraph" style:parent-style-name="Standard">
      <loext:graphic-properties draw:fill="none"/>
      <style:paragraph-properties fo:margin-left="0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7" style:family="paragraph" style:parent-style-name="Standard" style:master-page-name="">
      <loext:graphic-properties draw:fill="none"/>
      <style:paragraph-properties fo:margin-left="0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8" style:family="paragraph" style:parent-style-name="Standard">
      <loext:graphic-properties draw:fill="none"/>
      <style:paragraph-properties fo:margin-left="0.0618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89" style:family="paragraph" style:parent-style-name="Standard" style:master-page-name="">
      <loext:graphic-properties draw:fill="none"/>
      <style:paragraph-properties fo:margin-left="0.0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0" style:family="paragraph" style:parent-style-name="Standard" style:master-page-name="">
      <loext:graphic-properties draw:fill="none"/>
      <style:paragraph-properties fo:margin-left="0.0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1" style:family="paragraph" style:parent-style-name="Standard">
      <loext:graphic-properties draw:fill="none"/>
      <style:paragraph-properties fo:margin-left="0.5618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2" style:family="paragraph" style:parent-style-name="Standard" style:master-page-name="">
      <loext:graphic-properties draw:fill="none"/>
      <style:paragraph-properties fo:margin-left="0.5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3" style:family="paragraph" style:parent-style-name="Standard" style:master-page-name="">
      <loext:graphic-properties draw:fill="none"/>
      <style:paragraph-properties fo:margin-left="0.5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4" style:family="paragraph" style:parent-style-name="Standard" style:master-page-name="">
      <loext:graphic-properties draw:fill="none"/>
      <style:paragraph-properties fo:margin-left="0.5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5" style:family="paragraph" style:parent-style-name="Standard" style:master-page-name="">
      <loext:graphic-properties draw:fill="none"/>
      <style:paragraph-properties fo:margin-left="1.0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6" style:family="paragraph" style:parent-style-name="Standard" style:master-page-name="">
      <loext:graphic-properties draw:fill="none"/>
      <style:paragraph-properties fo:margin-left="1.0618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7" style:family="paragraph" style:parent-style-name="Standard">
      <loext:graphic-properties draw:fill="none"/>
      <style:paragraph-properties fo:margin-left="3in" fo:margin-right="0in" style:line-height-at-least="0.198in" fo:hyphenation-ladder-count="no-limit" fo:text-indent="0in" style:auto-text-indent="false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8" style:family="paragraph" style:parent-style-name="Standard" style:master-page-name="">
      <loext:graphic-properties draw:fill="none"/>
      <style:paragraph-properties fo:margin-left="3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199" style:family="paragraph" style:parent-style-name="Standard" style:master-page-name="">
      <loext:graphic-properties draw:fill="none"/>
      <style:paragraph-properties fo:margin-left="3in" fo:margin-right="0in" style:line-height-at-least="0.198in" fo:hyphenation-ladder-count="no-limit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 style:font-size-asian="10.5pt" style:font-size-complex="10.5pt" fo:hyphenate="false"/>
    </style:style>
    <style:style style:name="P200" style:family="paragraph" style:parent-style-name="Standard" style:master-page-name="MP0">
      <style:paragraph-properties style:line-height-at-least="0.198in" style:page-number="auto" fo:break-before="page"/>
      <style:text-properties style:use-window-font-color="true" style:font-name="Droid Sans Mono" fo:font-size="10.5pt" fo:background-color="transparent" style:font-size-asian="10.5pt" style:font-name-complex="Calibri" style:font-size-complex="10.5pt"/>
    </style:style>
    <style:style style:name="T1" style:family="text">
      <style:text-properties officeooo:rsid="0003247a"/>
    </style:style>
    <style:style style:name="T2" style:family="text">
      <style:text-properties officeooo:rsid="000571ef"/>
    </style:style>
    <style:style style:name="T3" style:family="text">
      <style:text-properties fo:font-style="italic"/>
    </style:style>
    <style:style style:name="T4" style:family="text">
      <style:text-properties style:use-window-font-color="true" style:font-name="Droid Sans Mono" fo:font-size="12pt" fo:background-color="transparent" loext:char-shading-value="0" style:font-size-asian="12pt" style:font-name-complex="Calibri" style:font-size-complex="12pt"/>
    </style:style>
    <style:style style:name="T5" style:family="text">
      <style:text-properties style:use-window-font-color="true" style:font-name="Droid Sans Mono" fo:font-size="12pt" fo:font-style="italic" fo:background-color="transparent" loext:char-shading-value="0" style:font-size-asian="12pt" style:font-style-asian="italic" style:font-name-complex="Calibri" style:font-size-complex="12pt"/>
    </style:style>
    <style:style style:name="T6" style:family="text">
      <style:text-properties style:use-window-font-color="true" style:font-name="Droid Sans Mono" fo:background-color="transparent" loext:char-shading-value="0" style:font-name-complex="Calibri"/>
    </style:style>
    <style:style style:name="T7" style:family="text">
      <style:text-properties style:use-window-font-color="true" style:font-name="Droid Sans Mono" fo:font-style="italic" fo:background-color="transparent" loext:char-shading-value="0" style:font-style-asian="italic" style:font-name-complex="Calibri"/>
    </style:style>
    <style:style style:name="T8" style:family="text">
      <style:text-properties style:use-window-font-color="true" style:font-name="Droid Sans Mono" fo:font-size="10.5pt" fo:background-color="transparent" loext:char-shading-value="0" style:font-size-asian="10.5pt" style:font-name-complex="Calibri" style:font-size-complex="10.5pt"/>
    </style:style>
    <style:style style:name="T9" style:family="text">
      <style:text-properties style:use-window-font-color="true" style:font-name="Droid Sans Mono" fo:font-size="10.5pt" fo:font-style="italic" fo:background-color="transparent" loext:char-shading-value="0" style:font-size-asian="10.5pt" style:font-style-asian="italic" style:font-name-complex="Calibri" style:font-size-complex="10.5pt"/>
    </style:style>
    <style:style style:name="T10" style:family="text">
      <style:text-properties style:use-window-font-color="true" fo:font-size="10.5pt" fo:background-color="transparent" loext:char-shading-value="0" style:font-size-asian="10.5pt" style:font-name-complex="Calibri" style:font-size-complex="10.5pt"/>
    </style:style>
    <style:style style:name="T11" style:family="text">
      <style:text-properties style:use-window-font-color="true" fo:font-size="10.5pt" fo:font-style="italic" fo:background-color="transparent" loext:char-shading-value="0" style:font-size-asian="10.5pt" style:font-style-asian="italic" style:font-name-complex="Calibri" style:font-size-complex="10.5pt"/>
    </style:style>
    <style:style style:name="T12" style:family="text">
      <style:text-properties style:use-window-font-color="true" style:font-name="Droid Sans Mono" fo:font-size="10.5pt" fo:background-color="transparent" loext:char-shading-value="0" style:font-size-asian="10.5pt" style:font-name-complex="Calibri" style:font-size-complex="10.5pt"/>
    </style:style>
    <style:style style:name="T13" style:family="text">
      <style:text-properties style:use-window-font-color="true" style:font-name="Droid Sans Mono" fo:font-size="10.5pt" fo:font-style="italic" fo:background-color="transparent" loext:char-shading-value="0" style:font-size-asian="10.5pt" style:font-style-asian="italic" style:font-name-complex="Calibri" style:font-size-complex="10.5pt"/>
    </style:style>
    <style:style style:name="T14" style:family="text">
      <style:text-properties style:font-name="Droid Sans Mono1" fo:font-size="10.5pt" fo:font-weight="normal"/>
    </style:style>
    <style:style style:name="T15" style:family="text">
      <style:text-properties style:font-name="Droid Sans Mono1" fo:font-size="10.5pt" fo:font-weight="normal" officeooo:rsid="00ed2a00"/>
    </style:style>
    <style:style style:name="T16" style:family="text">
      <style:text-properties style:font-name="Droid Sans Mono1" fo:font-weight="normal"/>
    </style:style>
    <style:style style:name="T17" style:family="text">
      <style:text-properties style:font-name="Droid Sans Mono1" fo:font-weight="normal" officeooo:rsid="00ed2a00"/>
    </style:style>
    <style:style style:name="T18" style:family="text">
      <style:text-properties fo:font-weight="normal"/>
    </style:style>
    <style:style style:name="T19" style:family="text">
      <style:text-properties fo:font-weight="normal" officeooo:rsid="00ed2a00"/>
    </style:style>
    <style:style style:name="T20" style:family="text">
      <style:text-properties officeooo:rsid="0075aa56"/>
    </style:style>
    <style:style style:name="T21" style:family="text">
      <style:text-properties officeooo:rsid="00947876"/>
    </style:style>
    <style:style style:name="T22" style:family="text">
      <style:text-properties officeooo:rsid="00e918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0"/>
      <text:p text:style-name="P33">// <text:span text:style-name="T22">Session 1</text:span></text:p>
      <text:p text:style-name="P34">// <text:s/><text:span text:style-name="T18">MyThread2.</text:span><text:span text:style-name="T19">java</text:span></text:p>
      <text:p text:style-name="P37">import java.io.FileOutputStream;</text:p>
      <text:p text:style-name="P39">import java.io.PrintWriter;</text:p>
      <text:p text:style-name="P36"/>
      <text:p text:style-name="P39">class MyThread2 implements Runnable {</text:p>
      <text:p text:style-name="P61">int name;</text:p>
      <text:p text:style-name="P57"/>
      <text:p text:style-name="P59">public MyThread2(int <text:span text:style-name="T3">ten</text:span>) {</text:p>
      <text:p text:style-name="P86">this.name = ten;</text:p>
      <text:p text:style-name="P82">System.out.println("Thread " + name + " duoc khoi tao ... !");</text:p>
      <text:p text:style-name="P59">}</text:p>
      <text:p text:style-name="P57"/>
      <text:p text:style-name="P59">public void run() {</text:p>
      <text:p text:style-name="P86">try {</text:p>
      <text:p text:style-name="P128">FileOutputStream f = new FileOutputStream("./out." + this.name);</text:p>
      <text:p text:style-name="P125">PrintWriter pw = new PrintWriter(f);</text:p>
      <text:p text:style-name="P125">for (int i = 0; i &lt; 100; i++) {</text:p>
      <text:p text:style-name="P8">String say = "Hello from " + this.name + "-thread";</text:p>
      <text:p text:style-name="P4">System.out.println(say);</text:p>
      <text:p text:style-name="P4">pw.println(this.name + "-thread");</text:p>
      <text:p text:style-name="P125">}</text:p>
      <text:p text:style-name="P125">pw.flush();</text:p>
      <text:p text:style-name="P125">f.close();</text:p>
      <text:p text:style-name="P82">} catch (Exception <text:span text:style-name="T3">e</text:span>) {</text:p>
      <text:p text:style-name="P136">System.out.println("Loi khi truy xuat file.");</text:p>
      <text:p text:style-name="P82">}</text:p>
      <text:p text:style-name="P83"/>
      <text:p text:style-name="P61">}</text:p>
      <text:p text:style-name="P61">public static void main(String <text:span text:style-name="T3">args</text:span>[]) {</text:p>
      <text:p text:style-name="P86">int nThread = Integer.parseInt(args[0]);</text:p>
      <text:p text:style-name="P86">for (int i = 1; i &lt;= nThread; i++) {</text:p>
      <text:p text:style-name="P136">MyThread2 th2 = new MyThread2(i);</text:p>
      <text:p text:style-name="P131">Thread th = new Thread(th2); </text:p>
      <text:p text:style-name="P131">th.start();</text:p>
      <text:p text:style-name="P82">}</text:p>
      <text:p text:style-name="P57"/>
      <text:p text:style-name="P59">}</text:p>
      <text:p text:style-name="P36"/>
      <text:p text:style-name="P39">}</text:p>
      <text:p text:style-name="P178"/>
      <text:p text:style-name="P33">// <text:span text:style-name="T22">PipedEcho.java</text:span></text:p>
      <text:p text:style-name="P37">import java.io.*;</text:p>
      <text:p text:style-name="P39">public class PipedEcho {</text:p>
      <text:p text:style-name="P181">public static void main(String <text:span text:style-name="T3">argv</text:span>[]) {</text:p>
      <text:p text:style-name="P183">try {</text:p>
      <text:p text:style-name="P136">PipedOutputStream cwPipe = new PipedOutputStream();</text:p>
      <text:p text:style-name="P131">PipedInputStream crPipe = new PipedInputStream();</text:p>
      <text:p text:style-name="P131">PipedOutputStream swPipe = new PipedOutputStream(crPipe);</text:p>
      <text:p text:style-name="P131"><text:soft-page-break/>PipedInputStream srPipe = new PipedInputStream(cwPipe);</text:p>
      <text:p text:style-name="P131">PipedEchoServer server = new PipedEchoServer(srPipe, swPipe);</text:p>
      <text:p text:style-name="P131">PipedEchoClient client = new PipedEchoClient(crPipe, cwPipe);</text:p>
      <text:p text:style-name="P182">} catch(IOException <text:span text:style-name="T3">ie</text:span>) {</text:p>
      <text:p text:style-name="P136">System.out.println("Echo server Error: " + ie);</text:p>
      <text:p text:style-name="P182">}</text:p>
      <text:p text:style-name="P180">} </text:p>
      <text:p text:style-name="P39">}</text:p>
      <text:p text:style-name="P39"/>
      <text:p text:style-name="P33"/>
      <text:p text:style-name="P33">// <text:span text:style-name="T22">PipedEchoClient.java</text:span></text:p>
      <text:p text:style-name="P37">import java.io.*;</text:p>
      <text:p text:style-name="P39">public class PipedEchoClient extends Thread {</text:p>
      <text:p text:style-name="P61">PipedInputStream readPipe;</text:p>
      <text:p text:style-name="P59">PipedOutputStream writePipe;</text:p>
      <text:p text:style-name="P59">PipedEchoClient(PipedInputStream <text:span text:style-name="T3">readPipe</text:span>, PipedOutputStream <text:span text:style-name="T3">writePipe</text:span>) {</text:p>
      <text:p text:style-name="P86">this.readPipe = readPipe;</text:p>
      <text:p text:style-name="P82">this.writePipe = writePipe;</text:p>
      <text:p text:style-name="P82">System.out.println("Client creation");</text:p>
      <text:p text:style-name="P82">start();</text:p>
      <text:p text:style-name="P59">}</text:p>
      <text:p text:style-name="P59">public void run() {</text:p>
      <text:p text:style-name="P86">while(true) {</text:p>
      <text:p text:style-name="P136">try {</text:p>
      <text:p text:style-name="P8">int ch = System.in.read();</text:p>
      <text:p text:style-name="P4">writePipe.write(ch);</text:p>
      <text:p text:style-name="P4">ch = readPipe.read();</text:p>
      <text:p text:style-name="P4">System.out.print((char)ch);</text:p>
      <text:p text:style-name="P131">}</text:p>
      <text:p text:style-name="P131">catch(IOException <text:span text:style-name="T3">ie</text:span>) {</text:p>
      <text:p text:style-name="P8">System.out.println("Echo server Error: " + ie);</text:p>
      <text:p text:style-name="P131">}</text:p>
      <text:p text:style-name="P82">}</text:p>
      <text:p text:style-name="P59">}</text:p>
      <text:p text:style-name="P39">}</text:p>
      <text:p text:style-name="P39"/>
      <text:p text:style-name="P33"/>
      <text:p text:style-name="P33">// <text:span text:style-name="T22">PipedEchoServer.java</text:span></text:p>
      <text:p text:style-name="P37">import java.io.*;</text:p>
      <text:p text:style-name="P39">public class PipedEchoServer extends Thread {</text:p>
      <text:p text:style-name="P61">PipedInputStream readPipe;</text:p>
      <text:p text:style-name="P59">PipedOutputStream writePipe;</text:p>
      <text:p text:style-name="P59">PipedEchoServer(PipedInputStream <text:span text:style-name="T3">readPipe</text:span>, PipedOutputStream <text:span text:style-name="T3">writePipe</text:span>) {</text:p>
      <text:p text:style-name="P86">this.readPipe = readPipe;</text:p>
      <text:p text:style-name="P82">this.writePipe = writePipe;</text:p>
      <text:p text:style-name="P82">System.out.println("Server is starting...");</text:p>
      <text:p text:style-name="P82">start();</text:p>
      <text:p text:style-name="P59">}</text:p>
      <text:p text:style-name="P59">public void run() {</text:p>
      <text:p text:style-name="P86">while(true) {</text:p>
      <text:p text:style-name="P136">try {</text:p>
      <text:p text:style-name="P8"><text:soft-page-break/>int ch = readPipe.read();</text:p>
      <text:p text:style-name="P4">writePipe.write(ch);</text:p>
      <text:p text:style-name="P131">}</text:p>
      <text:p text:style-name="P131">catch(IOException <text:span text:style-name="T3">ie</text:span>) {</text:p>
      <text:p text:style-name="P8">System.out.println("Echo server Error: " + ie);</text:p>
      <text:p text:style-name="P142">}</text:p>
      <text:p text:style-name="P82">}</text:p>
      <text:p text:style-name="P66">}</text:p>
      <text:p text:style-name="P39">}</text:p>
      <text:p text:style-name="P39"/>
      <text:p text:style-name="P33"/>
      <text:p text:style-name="P33">// <text:span text:style-name="T1">Session 2</text:span></text:p>
      <text:p text:style-name="P33"/>
      <text:p text:style-name="P33">PTCPEchoServer.java</text:p>
      <text:p text:style-name="P33"/>
      <text:p text:style-name="P33">import java.io.*;</text:p>
      <text:p text:style-name="P33">import java.net.*;</text:p>
      <text:p text:style-name="P33">import java.util.*;</text:p>
      <text:p text:style-name="P33"/>
      <text:p text:style-name="P33">public class PTCPEchoServer {</text:p>
      <text:p text:style-name="P58">public final static int defaultPort = 2019;</text:p>
      <text:p text:style-name="P58"/>
      <text:p text:style-name="P1"><text:span text:style-name="Default_20_Paragraph_20_Font"><text:span text:style-name="T8">public static void main(String </text:span></text:span><text:span text:style-name="Default_20_Paragraph_20_Font"><text:span text:style-name="T9">args</text:span></text:span><text:span text:style-name="Default_20_Paragraph_20_Font"><text:span text:style-name="T8">[]) {</text:span></text:span></text:p>
      <text:p text:style-name="P84">try {</text:p>
      <text:p text:style-name="P133">ServerSocket ss = new ServerSocket(defaultPort);</text:p>
      <text:p text:style-name="P133">System.out.println("server socket is running");</text:p>
      <text:p text:style-name="P133">while (true) {</text:p>
      <text:p text:style-name="P5">try {</text:p>
      <text:p text:style-name="P42">Socket s = ss.accept();</text:p>
      <text:p text:style-name="P43">// Tao xu ly</text:p>
      <text:p text:style-name="P42">RequestProcessing rq = new RequestProcessing(s);</text:p>
      <text:p text:style-name="P42">rq.start();</text:p>
      <text:p text:style-name="P3"><text:span text:style-name="Default_20_Paragraph_20_Font"><text:span text:style-name="T8">} catch(IOException </text:span></text:span><text:span text:style-name="Default_20_Paragraph_20_Font"><text:span text:style-name="T9">e</text:span></text:span><text:span text:style-name="Default_20_Paragraph_20_Font"><text:span text:style-name="T8">) {</text:span></text:span></text:p>
      <text:p text:style-name="P42">System.out.println("connection Error: " + e);</text:p>
      <text:p text:style-name="P5">}</text:p>
      <text:p text:style-name="P133">}</text:p>
      <text:p text:style-name="P2"><text:span text:style-name="Default_20_Paragraph_20_Font"><text:span text:style-name="T8">} catch (Exception </text:span></text:span><text:span text:style-name="Default_20_Paragraph_20_Font"><text:span text:style-name="T9">e</text:span></text:span><text:span text:style-name="Default_20_Paragraph_20_Font"><text:span text:style-name="T8">) {</text:span></text:span></text:p>
      <text:p text:style-name="P133">System.out.println("Creat Socket Error: " + e);</text:p>
      <text:p text:style-name="P84">}</text:p>
      <text:p text:style-name="P58">}</text:p>
      <text:p text:style-name="P33">}</text:p>
      <text:p text:style-name="P32"/>
      <text:p text:style-name="P32">RequestProcessing.java</text:p>
      <text:p text:style-name="P32"/>
      <text:p text:style-name="P33">import java.io.*;</text:p>
      <text:p text:style-name="P33">import java.net.*;</text:p>
      <text:p text:style-name="P33">class RequestProcessing extends Thread</text:p>
      <text:p text:style-name="P33">{</text:p>
      <text:p text:style-name="P58">private Socket s;</text:p>
      <text:p text:style-name="P1"><text:span text:style-name="Default_20_Paragraph_20_Font"><text:span text:style-name="T8">public RequestProcessing(Socket </text:span></text:span><text:span text:style-name="Default_20_Paragraph_20_Font"><text:span text:style-name="T9">s1</text:span></text:span><text:span text:style-name="Default_20_Paragraph_20_Font"><text:span text:style-name="T8">) {</text:span></text:span></text:p>
      <text:p text:style-name="P84">s = s1;</text:p>
      <text:p text:style-name="P58"><text:soft-page-break/>}</text:p>
      <text:p text:style-name="P58">public void run() {</text:p>
      <text:p text:style-name="P84">try {</text:p>
      <text:p text:style-name="P133">OutputStream os = s.getOutputStream();</text:p>
      <text:p text:style-name="P133">InputStream is = s.getInputStream();</text:p>
      <text:p text:style-name="P133">int ch = 0;</text:p>
      <text:p text:style-name="P133">while(true) {</text:p>
      <text:p text:style-name="P5">ch = is.read();</text:p>
      <text:p text:style-name="P5">if(ch == -1) break;</text:p>
      <text:p text:style-name="P5">os.write(ch);</text:p>
      <text:p text:style-name="P133">}</text:p>
      <text:p text:style-name="P133">s.close();</text:p>
      <text:p text:style-name="P84">}</text:p>
      <text:p text:style-name="P2"><text:span text:style-name="Default_20_Paragraph_20_Font"><text:span text:style-name="T8">catch (IOException </text:span></text:span><text:span text:style-name="Default_20_Paragraph_20_Font"><text:span text:style-name="T9">e</text:span></text:span><text:span text:style-name="Default_20_Paragraph_20_Font"><text:span text:style-name="T8">) {</text:span></text:span></text:p>
      <text:p text:style-name="P133">System.err.println("Processing Error: " + e);</text:p>
      <text:p text:style-name="P84">}</text:p>
      <text:p text:style-name="P58">}</text:p>
      <text:p text:style-name="P33">}</text:p>
      <text:p text:style-name="P33"/>
      <text:p text:style-name="P33">STCPEchoServer.java</text:p>
      <text:p text:style-name="P33"/>
      <text:p text:style-name="P33">import java.io.*;</text:p>
      <text:p text:style-name="P33">import java.net.*;</text:p>
      <text:p text:style-name="P33">import java.util.*;</text:p>
      <text:p text:style-name="P33"/>
      <text:p text:style-name="P33">public class STCPEchoServer {</text:p>
      <text:p text:style-name="P58">public final static int defaultPort = 8080;</text:p>
      <text:p text:style-name="P58"/>
      <text:p text:style-name="P1"><text:span text:style-name="Default_20_Paragraph_20_Font"><text:span text:style-name="T8">public static void main(String </text:span></text:span><text:span text:style-name="Default_20_Paragraph_20_Font"><text:span text:style-name="T9">args</text:span></text:span><text:span text:style-name="Default_20_Paragraph_20_Font"><text:span text:style-name="T8">[]) {</text:span></text:span></text:p>
      <text:p text:style-name="P84">try {</text:p>
      <text:p text:style-name="P133">ServerSocket ss = new ServerSocket(8080);</text:p>
      <text:p text:style-name="P133">System.out.println("server socket is running");</text:p>
      <text:p text:style-name="P133">while (true) {</text:p>
      <text:p text:style-name="P5">Socket s = ss.accept();</text:p>
      <text:p text:style-name="P5">OutputStream os = s.getOutputStream();</text:p>
      <text:p text:style-name="P5">InputStream is = s.getInputStream();</text:p>
      <text:p text:style-name="P5">int ch = 0;</text:p>
      <text:p text:style-name="P5">while (true) {</text:p>
      <text:p text:style-name="P42">ch = is.read();</text:p>
      <text:p text:style-name="P42">if (ch == -1)</text:p>
      <text:p text:style-name="P42">break;</text:p>
      <text:p text:style-name="P42">System.out.print((char) ch);</text:p>
      <text:p text:style-name="P42">os.write(ch);</text:p>
      <text:p text:style-name="P5">}</text:p>
      <text:p text:style-name="P5">s.close();</text:p>
      <text:p text:style-name="P133">}</text:p>
      <text:p text:style-name="P2"><text:span text:style-name="Default_20_Paragraph_20_Font"><text:span text:style-name="T8">} catch (Exception </text:span></text:span><text:span text:style-name="Default_20_Paragraph_20_Font"><text:span text:style-name="T9">e</text:span></text:span><text:span text:style-name="Default_20_Paragraph_20_Font"><text:span text:style-name="T8">) {</text:span></text:span></text:p>
      <text:p text:style-name="P133">System.out.print(e.toString());</text:p>
      <text:p text:style-name="P84">}</text:p>
      <text:p text:style-name="P58">}</text:p>
      <text:p text:style-name="P33">}</text:p>
      <text:p text:style-name="P33"><text:soft-page-break/></text:p>
      <text:p text:style-name="P33">TCPEchoClient.java</text:p>
      <text:p text:style-name="P33"/>
      <text:p text:style-name="P33">import java.io.*;</text:p>
      <text:p text:style-name="P33">import java.net.*;</text:p>
      <text:p text:style-name="P33">import java.util.*;</text:p>
      <text:p text:style-name="P33"/>
      <text:p text:style-name="P33">public class TCPEchoClient {</text:p>
      <text:p text:style-name="P1"><text:span text:style-name="Default_20_Paragraph_20_Font"><text:span text:style-name="T8">public static void main(String </text:span></text:span><text:span text:style-name="Default_20_Paragraph_20_Font"><text:span text:style-name="T9">args</text:span></text:span><text:span text:style-name="Default_20_Paragraph_20_Font"><text:span text:style-name="T8">[]) {</text:span></text:span></text:p>
      <text:p text:style-name="P84">try {</text:p>
      <text:p text:style-name="P126">Socket s = new Socket(args[0], Integer.parseInt(args[1]));</text:p>
      <text:p text:style-name="P126">InputStream is = s.getInputStream();</text:p>
      <text:p text:style-name="P126">OutputStream os = s.getOutputStream();</text:p>
      <text:p text:style-name="P126">while (true) {</text:p>
      <text:p text:style-name="P5">BufferedReader br = new BufferedReader(new InputStreamReader(System.in));</text:p>
      <text:p text:style-name="P5">String theString = br.readLine();</text:p>
      <text:p text:style-name="P5">byte[] data = theString.getBytes();</text:p>
      <text:p text:style-name="P5">String quit = new String("quit");</text:p>
      <text:p text:style-name="P5">if (Arrays.equals(quit.getBytes(), data)) {</text:p>
      <text:p text:style-name="P42">System.out.println("Quit");</text:p>
      <text:p text:style-name="P42">break;</text:p>
      <text:p text:style-name="P5">}</text:p>
      <text:p text:style-name="P5">for (int i = 0; i &lt; data.length; i++) {</text:p>
      <text:p text:style-name="P42">os.write(data[i]);</text:p>
      <text:p text:style-name="P42">int ch = is.read();</text:p>
      <text:p text:style-name="P42">System.out.print((char) ch);</text:p>
      <text:p text:style-name="P5">}</text:p>
      <text:p text:style-name="P5">System.out.println();</text:p>
      <text:p text:style-name="P126">}</text:p>
      <text:p text:style-name="P126">s.close();</text:p>
      <text:p text:style-name="P2"><text:span text:style-name="Default_20_Paragraph_20_Font"><text:span text:style-name="T8">} catch (Exception </text:span></text:span><text:span text:style-name="Default_20_Paragraph_20_Font"><text:span text:style-name="T9">e</text:span></text:span><text:span text:style-name="Default_20_Paragraph_20_Font"><text:span text:style-name="T8">) {</text:span></text:span></text:p>
      <text:p text:style-name="P133">System.out.print(e.toString());</text:p>
      <text:p text:style-name="P84">}</text:p>
      <text:p text:style-name="P58">}</text:p>
      <text:p text:style-name="P33">}</text:p>
      <text:p text:style-name="P179"/>
      <text:p text:style-name="P33"/>
      <text:p text:style-name="P184">// <text:span text:style-name="T2">Session 3</text:span></text:p>
      <text:p text:style-name="P33"/>
      <text:p text:style-name="P35">chatBotServer.java</text:p>
      <text:p text:style-name="P38">import java.io.*;</text:p>
      <text:p text:style-name="P39">import java.net.*;</text:p>
      <text:p text:style-name="P39">import java.util.*;</text:p>
      <text:p text:style-name="P36"/>
      <text:p text:style-name="P39">public class chatBotServer {</text:p>
      <text:p text:style-name="P61">public static void main(String[] <text:span text:style-name="T3">args</text:span>) {</text:p>
      <text:p text:style-name="P94">// Handle error</text:p>
      <text:p text:style-name="P82">if(args.length &lt; 1) {</text:p>
      <text:p text:style-name="P136">System.out.println("Port number is required but not provided");</text:p>
      <text:p text:style-name="P131">return;</text:p>
      <text:p text:style-name="P82">}</text:p>
      <text:p text:style-name="P85">// Build hash table</text:p>
      <text:p text:style-name="P82">Hashtable&lt;String, String&gt; question = new Hashtable&lt;String, String&gt;();</text:p>
      <text:p text:style-name="P82">question.put("hi", "Hello");</text:p>
      <text:p text:style-name="P82">question.put("bye", "Goodbye see you later.");</text:p>
      <text:p text:style-name="P83"/>
      <text:p text:style-name="P85">// New server socket</text:p>
      <text:p text:style-name="P82">try {</text:p>
      <text:p text:style-name="P136">int port = Integer.parseInt(args[0]);</text:p>
      <text:p text:style-name="P131">ServerSocket ss = new ServerSocket(port);</text:p>
      <text:p text:style-name="P131">System.out.println("Server is running on " + port);</text:p>
      <text:p text:style-name="P131">int numConnection = 1;</text:p>
      <text:p text:style-name="P134"/>
      <text:p text:style-name="P131">while(true) {</text:p>
      <text:p text:style-name="P134"/>
      <text:p text:style-name="P8">Socket s = ss.accept();</text:p>
      <text:p text:style-name="P4">System.out.println("Connection " + numConnection + ": " + s);</text:p>
      <text:p text:style-name="P4">numConnection++;</text:p>
      <text:p text:style-name="P6"/>
      <text:p text:style-name="P4">BufferedReader br = new BufferedReader(new InputStreamReader(s.getInputStream()));</text:p>
      <text:p text:style-name="P4">PrintWriter pw = new PrintWriter(s.getOutputStream());</text:p>
      <text:p text:style-name="P4">while(true) {</text:p>
      <text:p text:style-name="P46">// Get quesion form client.</text:p>
      <text:p text:style-name="P45">String a, q;</text:p>
      <text:p text:style-name="P45">q = br.readLine();</text:p>
      <text:p text:style-name="P45">q = q.toLowerCase();</text:p>
      <text:p text:style-name="P45">boolean find = question.containsKey(q);</text:p>
      <text:p text:style-name="P45">if(find == true) a = question.get(q);</text:p>
      <text:p text:style-name="P45">else a = "Chatbot: I am listing you.";</text:p>
      <text:p text:style-name="P44">// Wrint into client</text:p>
      <text:p text:style-name="P45">pw.println("Chatbot: " + a);</text:p>
      <text:p text:style-name="P45">pw.flush();</text:p>
      <text:p text:style-name="P45">if(q.equals("bye")) break;</text:p>
      <text:p text:style-name="P8">}</text:p>
      <text:p text:style-name="P8">s.close();</text:p>
      <text:p text:style-name="P136">}</text:p>
      <text:p text:style-name="P82">} catch(Exception <text:span text:style-name="T3">e</text:span>) {</text:p>
      <text:p text:style-name="P136"><text:soft-page-break/>System.out.println(e);</text:p>
      <text:p text:style-name="P86">}</text:p>
      <text:p text:style-name="P59">}</text:p>
      <text:p text:style-name="P39">}</text:p>
      <text:p text:style-name="P35"/>
      <text:p text:style-name="P35">// RequestProcessing.java</text:p>
      <text:p text:style-name="P35"/>
      <text:p text:style-name="P38">import java.io.*;</text:p>
      <text:p text:style-name="P39">import java.net.*;</text:p>
      <text:p text:style-name="P39">class RequestProcessing extends Thread</text:p>
      <text:p text:style-name="P39">{</text:p>
      <text:p text:style-name="P61">private Socket s;</text:p>
      <text:p text:style-name="P59">public RequestProcessing(Socket <text:span text:style-name="T3">s1</text:span>) {</text:p>
      <text:p text:style-name="P96">s = s1;</text:p>
      <text:p text:style-name="P59">}</text:p>
      <text:p text:style-name="P59">public void run() {</text:p>
      <text:p text:style-name="P86">try {</text:p>
      <text:p text:style-name="P136">OutputStream os = s.getOutputStream();</text:p>
      <text:p text:style-name="P131">InputStream is = s.getInputStream();</text:p>
      <text:p text:style-name="P131">int ch = 0;</text:p>
      <text:p text:style-name="P131">while(true) {</text:p>
      <text:p text:style-name="P8">ch = is.read();</text:p>
      <text:p text:style-name="P4">if(ch == -1) break;</text:p>
      <text:p text:style-name="P4">os.write(ch);</text:p>
      <text:p text:style-name="P131">}</text:p>
      <text:p text:style-name="P131">s.close();</text:p>
      <text:p text:style-name="P82">}</text:p>
      <text:p text:style-name="P82">catch (IOException <text:span text:style-name="T3">e</text:span>) {</text:p>
      <text:p text:style-name="P136">System.err.println("Processing Error: " + e);</text:p>
      <text:p text:style-name="P86">}</text:p>
      <text:p text:style-name="P61">}</text:p>
      <text:p text:style-name="P39">}</text:p>
      <text:p text:style-name="P39"/>
      <text:p text:style-name="P35">// TCPChatClient.java</text:p>
      <text:p text:style-name="P35"/>
      <text:p text:style-name="P38">import java.io.*;</text:p>
      <text:p text:style-name="P39">import java.net.*;</text:p>
      <text:p text:style-name="P39">import java.util.*;</text:p>
      <text:p text:style-name="P36"/>
      <text:p text:style-name="P39">public class TCPChatClient {</text:p>
      <text:p text:style-name="P61">public static void main(String <text:span text:style-name="T3">args</text:span>[]) {</text:p>
      <text:p text:style-name="P86">try {</text:p>
      <text:p text:style-name="P149">// server is listening on port</text:p>
      <text:p text:style-name="P131">if(args.length &lt; 3) {System.out.println("Enter Host Port UserName..."); return;}</text:p>
      <text:p text:style-name="P131">String userName = args[2];</text:p>
      <text:p text:style-name="P131">Socket s = new Socket(args[0], Integer.parseInt(args[1]));</text:p>
      <text:p text:style-name="P131">InputStream is = s.getInputStream();</text:p>
      <text:p text:style-name="P131">OutputStream os = s.getOutputStream();</text:p>
      <text:p text:style-name="P134"/>
      <text:p text:style-name="P131"><text:soft-page-break/>BufferedReader br = new BufferedReader(new InputStreamReader(s.getInputStream()));</text:p>
      <text:p text:style-name="P131">PrintWriter pw = new PrintWriter(s.getOutputStream());</text:p>
      <text:p text:style-name="P131">ThreadReader readerFromServer = new ThreadReader(br);</text:p>
      <text:p text:style-name="P131">readerFromServer.start();</text:p>
      <text:p text:style-name="P134"/>
      <text:p text:style-name="P131">ThreadWritter writterFromClient = new ThreadWritter(pw, userName);</text:p>
      <text:p text:style-name="P131">writterFromClient.start();</text:p>
      <text:p text:style-name="P83"/>
      <text:p text:style-name="P82">} catch (Exception <text:span text:style-name="T3">e</text:span>) {</text:p>
      <text:p text:style-name="P136">System.out.print(e.toString());</text:p>
      <text:p text:style-name="P82">}</text:p>
      <text:p text:style-name="P59">}</text:p>
      <text:p text:style-name="P186">}</text:p>
      <text:p text:style-name="P57"/>
      <text:p text:style-name="P189">class ThreadReader extends Thread</text:p>
      <text:p text:style-name="P188">{</text:p>
      <text:p text:style-name="P192">private BufferedReader br;</text:p>
      <text:p text:style-name="P191">public ThreadReader(BufferedReader <text:span text:style-name="T3">br</text:span>) {</text:p>
      <text:p text:style-name="P86">this.br = br;</text:p>
      <text:p text:style-name="P191">}</text:p>
      <text:p text:style-name="P191">public void run() {</text:p>
      <text:p text:style-name="P86">try {</text:p>
      <text:p text:style-name="P136">while(true) {</text:p>
      <text:p text:style-name="P8">String str = br.readLine();</text:p>
      <text:p text:style-name="P4">System.out.println(str);</text:p>
      <text:p text:style-name="P136">}</text:p>
      <text:p text:style-name="P86">}</text:p>
      <text:p text:style-name="P195">catch (IOException <text:span text:style-name="T3">e</text:span>) {</text:p>
      <text:p text:style-name="P131">System.err.println("Processing Error: " + e);</text:p>
      <text:p text:style-name="P195">}</text:p>
      <text:p text:style-name="P192">}</text:p>
      <text:p text:style-name="P189">}</text:p>
      <text:p text:style-name="P134"/>
      <text:p text:style-name="P187">class ThreadWritter extends Thread</text:p>
      <text:p text:style-name="P186">{</text:p>
      <text:p text:style-name="P61">private PrintWriter pw;</text:p>
      <text:p text:style-name="P59">String userName;</text:p>
      <text:p text:style-name="P59">public ThreadWritter(PrintWriter <text:span text:style-name="T3">pw</text:span>, String <text:span text:style-name="T3">userName</text:span>) {</text:p>
      <text:p text:style-name="P86">this.pw = pw;</text:p>
      <text:p text:style-name="P86">this.userName = userName;</text:p>
      <text:p text:style-name="P59">}</text:p>
      <text:p text:style-name="P59">public void run() {</text:p>
      <text:p text:style-name="P86">try {</text:p>
      <text:p text:style-name="P136">Scanner sc = new Scanner(System.in);</text:p>
      <text:p text:style-name="P131">while(true) {</text:p>
      <text:p text:style-name="P8">String str = sc.nextLine();</text:p>
      <text:p text:style-name="P4">pw.println(userName + ": " + str);</text:p>
      <text:p text:style-name="P4">pw.flush();</text:p>
      <text:p text:style-name="P131">}</text:p>
      <text:p text:style-name="P82">}</text:p>
      <text:p text:style-name="P82"><text:soft-page-break/>catch (Exception <text:span text:style-name="T3">e</text:span>) {</text:p>
      <text:p text:style-name="P128">System.err.println("Processing Error: " + e);</text:p>
      <text:p text:style-name="P82">}</text:p>
      <text:p text:style-name="P191">}</text:p>
      <text:p text:style-name="P39">}</text:p>
      <text:p text:style-name="P39"/>
      <text:p text:style-name="P35">// TCPChatServer.java</text:p>
      <text:p text:style-name="P35"/>
      <text:p text:style-name="P38">import java.io.*; </text:p>
      <text:p text:style-name="P39">import java.util.*; </text:p>
      <text:p text:style-name="P39">import java.net.*; </text:p>
      <text:p text:style-name="P41">// Server class </text:p>
      <text:p text:style-name="P39">public class TCPChatServer </text:p>
      <text:p text:style-name="P39">{ </text:p>
      <text:p text:style-name="P192">public static void main(String[] <text:span text:style-name="T3">args</text:span>) throws IOException </text:p>
      <text:p text:style-name="P191">{ </text:p>
      <text:p text:style-name="P94">// server is listening on port</text:p>
      <text:p text:style-name="P82">if(args.length &lt; 2) {System.out.println("Enter PORT UserName..."); return;}</text:p>
      <text:p text:style-name="P82">int port = Integer.valueOf(args[0]).intValue();</text:p>
      <text:p text:style-name="P82">ServerSocket ss = new ServerSocket(port); </text:p>
      <text:p text:style-name="P82">Socket s;</text:p>
      <text:p text:style-name="P82">String userName = args[1];</text:p>
      <text:p text:style-name="P82">try {</text:p>
      <text:p text:style-name="P136">while (true) {</text:p>
      <text:p text:style-name="P8">s = ss.accept();</text:p>
      <text:p text:style-name="P4">System.out.println("New client request received : " + s); </text:p>
      <text:p text:style-name="P4"/>
      <text:p text:style-name="P7">// obtain input and output streams </text:p>
      <text:p text:style-name="P4">BufferedReader br = new BufferedReader(new InputStreamReader(s.getInputStream()));</text:p>
      <text:p text:style-name="P4">PrintWriter pw = new PrintWriter(s.getOutputStream());</text:p>
      <text:p text:style-name="P4">System.out.println("Creating a new handler for this client..."); </text:p>
      <text:p text:style-name="P4"/>
      <text:p text:style-name="P7">// Create a new handler object for handling this request. </text:p>
      <text:p text:style-name="P4">ThreadReader readerFromClient = new ThreadReader(br);</text:p>
      <text:p text:style-name="P4">readerFromClient.start();</text:p>
      <text:p text:style-name="P4">ThreadWritter writterFromServer = new ThreadWritter(pw, userName);</text:p>
      <text:p text:style-name="P4">writterFromServer.start();</text:p>
      <text:p text:style-name="P131">}</text:p>
      <text:p text:style-name="P82">} catch (Exception <text:span text:style-name="T3">e</text:span>) {</text:p>
      <text:p text:style-name="P136">System.out.println(e);</text:p>
      <text:p text:style-name="P82">}</text:p>
      <text:p text:style-name="P191">} </text:p>
      <text:p text:style-name="P39">} </text:p>
      <text:p text:style-name="P39"/>
      <text:p text:style-name="P39"/>
      <text:p text:style-name="P39"/>
      <text:p text:style-name="P39"/>
      <text:p text:style-name="P41">// ClientHandler clasS</text:p>
      <text:p text:style-name="P39">class ThreadReader extends Thread</text:p>
      <text:p text:style-name="P39"><text:soft-page-break/>{</text:p>
      <text:p text:style-name="P61">private BufferedReader br;</text:p>
      <text:p text:style-name="P59">public ThreadReader(BufferedReader <text:span text:style-name="T3">br</text:span>) {</text:p>
      <text:p text:style-name="P86">this.br = br;</text:p>
      <text:p text:style-name="P59">}</text:p>
      <text:p text:style-name="P59">public void run() {</text:p>
      <text:p text:style-name="P86">try {</text:p>
      <text:p text:style-name="P156">while(true) {</text:p>
      <text:p text:style-name="P132">String str = br.readLine();</text:p>
      <text:p text:style-name="P132">System.out.println(str);</text:p>
      <text:p text:style-name="P82">}</text:p>
      <text:p text:style-name="P59">}</text:p>
      <text:p text:style-name="P59">catch (IOException <text:span text:style-name="T3">e</text:span>) {</text:p>
      <text:p text:style-name="P86">System.err.println("Processing Error: " + e);</text:p>
      <text:p text:style-name="P59">}</text:p>
      <text:p text:style-name="P59">}</text:p>
      <text:p text:style-name="P39">}</text:p>
      <text:p text:style-name="P39"/>
      <text:p text:style-name="P39"/>
      <text:p text:style-name="P39"/>
      <text:p text:style-name="P39">class ThreadWritter extends Thread</text:p>
      <text:p text:style-name="P39">{</text:p>
      <text:p text:style-name="P61">private PrintWriter pw;</text:p>
      <text:p text:style-name="P59">String userName;</text:p>
      <text:p text:style-name="P59">public ThreadWritter(PrintWriter <text:span text:style-name="T3">pw</text:span>, String <text:span text:style-name="T3">userName</text:span>) {</text:p>
      <text:p text:style-name="P86">this.pw = pw;</text:p>
      <text:p text:style-name="P82">this.userName = userName;</text:p>
      <text:p text:style-name="P59">}</text:p>
      <text:p text:style-name="P59">public void run() {</text:p>
      <text:p text:style-name="P86">try {</text:p>
      <text:p text:style-name="P136">Scanner sc = new Scanner(System.in);</text:p>
      <text:p text:style-name="P131">while(true) {</text:p>
      <text:p text:style-name="P8">String str = sc.nextLine();</text:p>
      <text:p text:style-name="P4">pw.println(userName + ": " + str);</text:p>
      <text:p text:style-name="P4">pw.flush();</text:p>
      <text:p text:style-name="P131">}</text:p>
      <text:p text:style-name="P82">}</text:p>
      <text:p text:style-name="P82">catch (Exception <text:span text:style-name="T3">e</text:span>) {</text:p>
      <text:p text:style-name="P136">System.err.println("Processing Error: " + e);</text:p>
      <text:p text:style-name="P82">}</text:p>
      <text:p text:style-name="P59">}</text:p>
      <text:p text:style-name="P39">}</text:p>
      <text:p text:style-name="P39"/>
      <text:p text:style-name="P35"/>
      <text:p text:style-name="P35"/>
      <text:p text:style-name="P35"/>
      <text:p text:style-name="P35"/>
      <text:p text:style-name="P35"/>
      <text:p text:style-name="P35"/>
      <text:p text:style-name="P35">// UDPEchoClient.java</text:p>
      <text:p text:style-name="P38">import java.net.*;</text:p>
      <text:p text:style-name="P39"><text:soft-page-break/>import java.io.*;</text:p>
      <text:p text:style-name="P36"/>
      <text:p text:style-name="P39">public class UDPEchoClient {</text:p>
      <text:p text:style-name="P61">public static void main(String[] <text:span text:style-name="T3">args</text:span>) {</text:p>
      <text:p text:style-name="P86">try {</text:p>
      <text:p text:style-name="P136">if(args.length &lt; 2) {</text:p>
      <text:p text:style-name="P8">System.out.print("Systax: java UDPClient HostName PORT"); return; </text:p>
      <text:p text:style-name="P131">}</text:p>
      <text:p text:style-name="P131">int serverPort = Integer.valueOf(args[1]).intValue();</text:p>
      <text:p text:style-name="P135">// Tao DatagramSocket</text:p>
      <text:p text:style-name="P131">DatagramSocket ds = new DatagramSocket();</text:p>
      <text:p text:style-name="P135">// Dia chi server</text:p>
      <text:p text:style-name="P131">InetAddress server = InetAddress.getByName(args[0]);</text:p>
      <text:p text:style-name="P131">while(true){</text:p>
      <text:p text:style-name="P8">BufferedReader br = new BufferedReader(new InputStreamReader(System.in));</text:p>
      <text:p text:style-name="P4">String theString = br.readLine();</text:p>
      <text:p text:style-name="P7">// Doi chuoi ra mang bytes</text:p>
      <text:p text:style-name="P4">byte[] data = theString.getBytes();</text:p>
      <text:p text:style-name="P7">// Tao goi tin</text:p>
      <text:p text:style-name="P4">DatagramPacket dp = new DatagramPacket(data, data.length, server, serverPort);</text:p>
      <text:p text:style-name="P4">ds.send(dp); <text:span text:style-name="T3">// gui goi tin sang server</text:span></text:p>
      <text:p text:style-name="P7">// Tao vung dem de nhan goi tin</text:p>
      <text:p text:style-name="P4">byte[] buffer = new byte[60000];</text:p>
      <text:p text:style-name="P4">DatagramPacket incoming = new DatagramPacket(buffer, buffer.length);</text:p>
      <text:p text:style-name="P4">ds.receive(incoming); <text:span text:style-name="T3">// cho nhan goi tinh tra loi tu server</text:span></text:p>
      <text:p text:style-name="P7">// Hien thi goi tin ra mang hinh</text:p>
      <text:p text:style-name="P4">System.out.println(new String(incoming.getData(), 0, incoming.getLength()));</text:p>
      <text:p text:style-name="P131">}</text:p>
      <text:p text:style-name="P82">} catch(IOException <text:span text:style-name="T3">e</text:span>) {</text:p>
      <text:p text:style-name="P136">System.err.println(e);</text:p>
      <text:p text:style-name="P82">}</text:p>
      <text:p text:style-name="P59">}</text:p>
      <text:p text:style-name="P39">}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>// UDPEchoServer.java</text:p>
      <text:p text:style-name="P35"/>
      <text:p text:style-name="P38"><text:soft-page-break/>import java.net.*;</text:p>
      <text:p text:style-name="P39">import java.io.*;</text:p>
      <text:p text:style-name="P36"/>
      <text:p text:style-name="P39">public class UDPEchoServer {</text:p>
      <text:p text:style-name="P61">public static void main(String[] <text:span text:style-name="T3">args</text:span>) {</text:p>
      <text:p text:style-name="P86">try {</text:p>
      <text:p text:style-name="P128">if(args.length &lt; 1) {System.out.println("Enter PORT..."); return;}</text:p>
      <text:p text:style-name="P127">// Tao socket</text:p>
      <text:p text:style-name="P125">int port = Integer.valueOf(args[0]).intValue();</text:p>
      <text:p text:style-name="P125">DatagramSocket ds = new DatagramSocket(port);</text:p>
      <text:p text:style-name="P125">System.out.println("Created UDP Socket...");</text:p>
      <text:p text:style-name="P127">// Buffer</text:p>
      <text:p text:style-name="P125">byte[] buffer = new byte[60000];</text:p>
      <text:p text:style-name="P125">while(true){</text:p>
      <text:p text:style-name="P8">DatagramPacket in = new DatagramPacket(buffer, buffer.length);</text:p>
      <text:p text:style-name="P4">ds.receive(in);</text:p>
      <text:p text:style-name="P7">// Lay du lieu khoi tin nhan</text:p>
      <text:p text:style-name="P4">String str = new String(in.getData(), 0, in.getLength());</text:p>
      <text:p text:style-name="P7">//Tao goi tin goi chua du lieu vua nhan</text:p>
      <text:p text:style-name="P4">DatagramPacket out = new DatagramPacket(str.getBytes(), in.getLength(), in.getAddress(), in.getPort());</text:p>
      <text:p text:style-name="P4">ds.send(out);</text:p>
      <text:p text:style-name="P125">}</text:p>
      <text:p text:style-name="P82">} catch(IOException <text:span text:style-name="T3">e</text:span>) {</text:p>
      <text:p text:style-name="P136">System.err.println(e);</text:p>
      <text:p text:style-name="P82">}</text:p>
      <text:p text:style-name="P59">}</text:p>
      <text:p text:style-name="P39">}</text:p>
      <text:p text:style-name="P39"/>
      <text:p text:style-name="P35"/>
      <text:p text:style-name="P185">// <text:span text:style-name="T20">Session 4</text:span></text:p>
      <text:p text:style-name="P35">SMTPClient.java</text:p>
      <text:p text:style-name="P38">import java.io.*; </text:p>
      <text:p text:style-name="P39">import java.util.*; </text:p>
      <text:p text:style-name="P39">import java.net.*; </text:p>
      <text:p text:style-name="P36"/>
      <text:p text:style-name="P39">public class SMTPClient {</text:p>
      <text:p text:style-name="P61">public static void main(String[] <text:span text:style-name="T3">args</text:span>) {</text:p>
      <text:p text:style-name="P86">if(args.length &lt; 4) {System.out.println("Enter &lt;server&gt; &lt;port&gt; &lt;mail from&gt; &lt;rcpt to&gt;"); return;}</text:p>
      <text:p text:style-name="P82">try {</text:p>
      <text:p text:style-name="P136">String smtpServerName = args[0];</text:p>
      <text:p text:style-name="P131">int port = Integer.valueOf(args[1]).intValue();</text:p>
      <text:p text:style-name="P131">Socket smptServerSocket = new Socket(args[0], port);</text:p>
      <text:p text:style-name="P131">BufferedReader brSmptServerSocket = new BufferedReader(new InputStreamReader(smptServerSocket.getInputStream()));</text:p>
      <text:p text:style-name="P131">PrintWriter pw = new PrintWriter(smptServerSocket.getOutputStream());</text:p>
      <text:p text:style-name="P131">BufferedReader keyboard = new BufferedReader(new InputStreamReader(System.in));</text:p>
      <text:p text:style-name="P131"/>
      <text:p text:style-name="P135">// helo server</text:p>
      <text:p text:style-name="P131">pw.println("helo " + smtpServerName);</text:p>
      <text:p text:style-name="P131">pw.flush();</text:p>
      <text:p text:style-name="P131"/>
      <text:p text:style-name="P135">// nhan du lieu tu smpt server gui ve</text:p>
      <text:p text:style-name="P131">String dataRecive = brSmptServerSocket.readLine();</text:p>
      <text:p text:style-name="P131">System.out.println("Server Response : " + dataRecive);</text:p>
      <text:p text:style-name="P131"/>
      <text:p text:style-name="P135">// mail from</text:p>
      <text:p text:style-name="P131">pw.println("mail from:" + args[2]);</text:p>
      <text:p text:style-name="P131">pw.flush();</text:p>
      <text:p text:style-name="P131">dataRecive = brSmptServerSocket.readLine();</text:p>
      <text:p text:style-name="P131">System.out.println("Server Response: " + dataRecive);</text:p>
      <text:p text:style-name="P131"/>
      <text:p text:style-name="P135">// recipent to mail</text:p>
      <text:p text:style-name="P131">pw.println("rcpt to:" + args[3]);</text:p>
      <text:p text:style-name="P131">pw.flush();</text:p>
      <text:p text:style-name="P131">dataRecive = brSmptServerSocket.readLine();</text:p>
      <text:p text:style-name="P131">System.out.println("Server Response: " + dataRecive);</text:p>
      <text:p text:style-name="P131">pw.println("data");</text:p>
      <text:p text:style-name="P131">pw.flush();</text:p>
      <text:p text:style-name="P131">dataRecive = brSmptServerSocket.readLine();</text:p>
      <text:p text:style-name="P131">System.out.println("Server Response: " + dataRecive);</text:p>
      <text:p text:style-name="P131"/>
      <text:p text:style-name="P135">// subject</text:p>
      <text:p text:style-name="P131">System.out.print("subject:");</text:p>
      <text:p text:style-name="P131">String subjectMail = keyboard.readLine();</text:p>
      <text:p text:style-name="P131">pw.println("subject:" + subjectMail);</text:p>
      <text:p text:style-name="P131">pw.flush();</text:p>
      <text:p text:style-name="P131">dataRecive = brSmptServerSocket.readLine();</text:p>
      <text:p text:style-name="P131"><text:soft-page-break/>System.out.println("Server Response: " + dataRecive);</text:p>
      <text:p text:style-name="P131"/>
      <text:p text:style-name="P135">// nhap noi dung mail</text:p>
      <text:p text:style-name="P131">String mailBody;</text:p>
      <text:p text:style-name="P131">while(true) {</text:p>
      <text:p text:style-name="P8">mailBody = keyboard.readLine();</text:p>
      <text:p text:style-name="P4">if(mailBody.equals(new String("."))) {</text:p>
      <text:p text:style-name="P47">pw.println(".");</text:p>
      <text:p text:style-name="P45">pw.flush();</text:p>
      <text:p text:style-name="P45">break;</text:p>
      <text:p text:style-name="P8">}</text:p>
      <text:p text:style-name="P26">pw.println(mailBody);</text:p>
      <text:p text:style-name="P131">}</text:p>
      <text:p text:style-name="P131">dataRecive = brSmptServerSocket.readLine();</text:p>
      <text:p text:style-name="P131">System.out.println("Server Response : " + dataRecive);</text:p>
      <text:p text:style-name="P136">smptServerSocket.close();</text:p>
      <text:p text:style-name="P82">} catch(IOException <text:span text:style-name="T3">e</text:span>) {</text:p>
      <text:p text:style-name="P136">System.out.println(e);</text:p>
      <text:p text:style-name="P82">}</text:p>
      <text:p text:style-name="P59">}</text:p>
      <text:p text:style-name="P39">}</text:p>
      <text:p text:style-name="P39"/>
      <text:p text:style-name="P40">POPClient.java</text:p>
      <text:p text:style-name="P40">import java.io.*; </text:p>
      <text:p text:style-name="P39">import java.util.*; </text:p>
      <text:p text:style-name="P39">import java.net.*; </text:p>
      <text:p text:style-name="P39">import java.util.regex.Matcher;</text:p>
      <text:p text:style-name="P39">import java.util.regex.Pattern;</text:p>
      <text:p text:style-name="P39"/>
      <text:p text:style-name="P39">public class POPClient {</text:p>
      <text:p text:style-name="P61">public static void main(String[] <text:span text:style-name="T3">args</text:span>) {</text:p>
      <text:p text:style-name="P86">if(args.length &lt; 4) {System.out.println("Enter &lt;server&gt; &lt;port&gt; &lt;user&gt; &lt;password&gt;"); return;}</text:p>
      <text:p text:style-name="P82">try {</text:p>
      <text:p text:style-name="P136">String pop3ServerName = args[0];</text:p>
      <text:p text:style-name="P131">int port = Integer.valueOf(args[1]).intValue();</text:p>
      <text:p text:style-name="P131"/>
      <text:p text:style-name="P135">// create socket</text:p>
      <text:p text:style-name="P131">Socket pop3ServerSocket = new Socket(pop3ServerName, port);</text:p>
      <text:p text:style-name="P131">BufferedReader brPop3ServerSocket = new BufferedReader(new InputStreamReader(pop3ServerSocket.getInputStream()));</text:p>
      <text:p text:style-name="P131">PrintWriter pw = new PrintWriter(pop3ServerSocket.getOutputStream());</text:p>
      <text:p text:style-name="P131">BufferedReader keyboard = new BufferedReader(new InputStreamReader(System.in));</text:p>
      <text:p text:style-name="P131">String dataRecive = brPop3ServerSocket.readLine();</text:p>
      <text:p text:style-name="P131">System.out.println("Server Response : " + dataRecive);</text:p>
      <text:p text:style-name="P134"/>
      <text:p text:style-name="P135">// Login </text:p>
      <text:p text:style-name="P131">pw.println("user " + args[2]);</text:p>
      <text:p text:style-name="P131">pw.flush();</text:p>
      <text:p text:style-name="P131"><text:soft-page-break/>dataRecive = brPop3ServerSocket.readLine();</text:p>
      <text:p text:style-name="P131">System.out.println("Server Response : " + dataRecive);</text:p>
      <text:p text:style-name="P131">pw.println("pass " + args[3]);</text:p>
      <text:p text:style-name="P131">pw.flush();</text:p>
      <text:p text:style-name="P131">dataRecive = brPop3ServerSocket.readLine();</text:p>
      <text:p text:style-name="P131">System.out.println("Server Response: " + dataRecive);</text:p>
      <text:p text:style-name="P131"/>
      <text:p text:style-name="P135">// recive a email with number</text:p>
      <text:p text:style-name="P131">String noMail = "1";</text:p>
      <text:p text:style-name="P131">while(true) {</text:p>
      <text:p text:style-name="P8">System.out.println("Enter message no: &lt;number&gt;, '0' for the end, 'inbox' for the last email: ");</text:p>
      <text:p text:style-name="P4">noMail = keyboard.readLine();</text:p>
      <text:p text:style-name="P4">if(noMail.equals("0")) {</text:p>
      <text:p text:style-name="P47">pw.println("QUIT");</text:p>
      <text:p text:style-name="P45">pw.flush();</text:p>
      <text:p text:style-name="P45">break;</text:p>
      <text:p text:style-name="P4">}</text:p>
      <text:p text:style-name="P6"/>
      <text:p text:style-name="P4">if(noMail.equals("inbox")) {</text:p>
      <text:p text:style-name="P47">pw.println("stat");</text:p>
      <text:p text:style-name="P45">pw.flush();</text:p>
      <text:p text:style-name="P45">dataRecive = brPop3ServerSocket.readLine();</text:p>
      <text:p text:style-name="P45">System.out.println(dataRecive);</text:p>
      <text:p text:style-name="P45">Pattern p = Pattern.compile("\\d+");</text:p>
      <text:p text:style-name="P45">Matcher numberOfMail = p.matcher(dataRecive);</text:p>
      <text:p text:style-name="P45">if(numberOfMail.find()) {</text:p>
      <text:p text:style-name="P198">pw.println("retr " + numberOfMail.group());</text:p>
      <text:p text:style-name="P197">pw.flush();</text:p>
      <text:p text:style-name="P45">}</text:p>
      <text:p text:style-name="P4">} else {</text:p>
      <text:p text:style-name="P47">pw.println("retr " + noMail);</text:p>
      <text:p text:style-name="P45">pw.flush();</text:p>
      <text:p text:style-name="P4">}</text:p>
      <text:p text:style-name="P4"/>
      <text:p text:style-name="P7">// read email</text:p>
      <text:p text:style-name="P4">while(true) {</text:p>
      <text:p text:style-name="P4">dataRecive = brPop3ServerSocket.readLine();</text:p>
      <text:p text:style-name="P4">if(dataRecive.equals("-ERR There's no message " + noMail + ".")) {</text:p>
      <text:p text:style-name="P47">System.out.println("-ERR There's no message " + noMail + ".");</text:p>
      <text:p text:style-name="P45">break;</text:p>
      <text:p text:style-name="P4">}</text:p>
      <text:p text:style-name="P4">System.out.println(dataRecive);</text:p>
      <text:p text:style-name="P4">if(dataRecive.equals(".")) {</text:p>
      <text:p text:style-name="P47">break;</text:p>
      <text:p text:style-name="P4">}</text:p>
      <text:p text:style-name="P4">}</text:p>
      <text:p text:style-name="P131">}</text:p>
      <text:p text:style-name="P131">dataRecive = brPop3ServerSocket.readLine();</text:p>
      <text:p text:style-name="P131"><text:soft-page-break/>System.out.println("Server Response : " + dataRecive);</text:p>
      <text:p text:style-name="P131">pop3ServerSocket.close();</text:p>
      <text:p text:style-name="P82">} catch(IOException <text:span text:style-name="T3">e</text:span>) {</text:p>
      <text:p text:style-name="P136">System.out.println(e);</text:p>
      <text:p text:style-name="P82">}</text:p>
      <text:p text:style-name="P59">}</text:p>
      <text:p text:style-name="P186">}</text:p>
      <text:p text:style-name="P40"/>
      <text:p text:style-name="P35">// <text:span text:style-name="T21">Session 6</text:span></text:p>
      <text:p text:style-name="P35">// <text:span text:style-name="T21">PT1_Client.java</text:span></text:p>
      <text:p text:style-name="P38">import java.rmi.*;</text:p>
      <text:p text:style-name="P39">import java.net.MalformedURLException;</text:p>
      <text:p text:style-name="P39">import java.util.Scanner;</text:p>
      <text:p text:style-name="P36"/>
      <text:p text:style-name="P39">public class PT1_Client {</text:p>
      <text:p text:style-name="P61">static void input(float[][] <text:span text:style-name="T3">a</text:span>, int <text:span text:style-name="T3">m</text:span>, int <text:span text:style-name="T3">n</text:span>) {</text:p>
      <text:p text:style-name="P86">Scanner sc = new Scanner(System.in);</text:p>
      <text:p text:style-name="P82">for(int i = 0; i &lt; m; i++) {</text:p>
      <text:p text:style-name="P136">for(int j = 0; j &lt; n; j++) {</text:p>
      <text:p text:style-name="P8">a[i][j] = sc.nextFloat();</text:p>
      <text:p text:style-name="P131">}</text:p>
      <text:p text:style-name="P131">System.out.println();</text:p>
      <text:p text:style-name="P82">}</text:p>
      <text:p text:style-name="P59">}</text:p>
      <text:p text:style-name="P59">static void output(float[][] <text:span text:style-name="T3">c</text:span>) {</text:p>
      <text:p text:style-name="P86">for(int i = 0; i &lt; c.length; i++) {</text:p>
      <text:p text:style-name="P136">for(int j = 0; j &lt; c[i].length; j++) {</text:p>
      <text:p text:style-name="P8">System.out.print(c[i][j] + " ");</text:p>
      <text:p text:style-name="P131">}</text:p>
      <text:p text:style-name="P136">System.out.println();</text:p>
      <text:p text:style-name="P82">}</text:p>
      <text:p text:style-name="P59">}</text:p>
      <text:p text:style-name="P59">public static void main(String[] <text:span text:style-name="T3">args</text:span>) {</text:p>
      <text:p text:style-name="P86">try {</text:p>
      <text:p text:style-name="P149">// Do tim doi tuong</text:p>
      <text:p text:style-name="P131">PT1_Itf ref = (PT1_Itf)Naming.lookup("rmi://" + args[0] + "/PT1Object");</text:p>
      <text:p text:style-name="P131"/>
      <text:p text:style-name="P135">// Goi ham tren doi tuong</text:p>
      <text:p text:style-name="P131">float a, b;</text:p>
      <text:p text:style-name="P131">int nA = 0;</text:p>
      <text:p text:style-name="P131">Scanner sc = new Scanner(System.in);</text:p>
      <text:p text:style-name="P131">while(true) {</text:p>
      <text:p text:style-name="P8">int option;</text:p>
      <text:p text:style-name="P4">System.out.print("Option 1 for giaPT1, 2 for KyVong, 3 for multiply matrix and 0 for the end: ");</text:p>
      <text:p text:style-name="P4">option = sc.nextInt();</text:p>
      <text:p text:style-name="P4">if(option == 0) return;</text:p>
      <text:p text:style-name="P4">else if(option == 1) {</text:p>
      <text:p text:style-name="P47">System.out.print("Nhap vao a: ");</text:p>
      <text:p text:style-name="P45">a = sc.nextFloat();</text:p>
      <text:p text:style-name="P45"><text:soft-page-break/>System.out.print("Nhap vao b: ");</text:p>
      <text:p text:style-name="P45">b = sc.nextFloat();</text:p>
      <text:p text:style-name="P45">String result = ref.GiaiPT1(a, b);</text:p>
      <text:p text:style-name="P45">System.out.println("ket qua: " + result);</text:p>
      <text:p text:style-name="P4">} else if(option == 2) {</text:p>
      <text:p text:style-name="P47">System.out.print("Nhap vao so pt day so a: ");</text:p>
      <text:p text:style-name="P45">nA = sc.nextInt();</text:p>
      <text:p text:style-name="P45">float[] dayA = new float[nA];</text:p>
      <text:p text:style-name="P45">for(int i = 0; i &lt; nA; i++) {</text:p>
      <text:p text:style-name="P198">dayA[i] = sc.nextFloat();</text:p>
      <text:p text:style-name="P45">}</text:p>
      <text:p text:style-name="P45">String result1 = ref.KyVong(dayA);</text:p>
      <text:p text:style-name="P45">System.out.println("ket qua: " + result1);</text:p>
      <text:p text:style-name="P4">} else if(option == 3) {</text:p>
      <text:p text:style-name="P47">int m, n;</text:p>
      <text:p text:style-name="P45">System.out.println("Nhap vao matran A: ");</text:p>
      <text:p text:style-name="P45">System.out.println("Nhap vao so hang (m) cua matran A: ");</text:p>
      <text:p text:style-name="P45">m = sc.nextInt();</text:p>
      <text:p text:style-name="P45">System.out.println("Nhap vao so cot (n) cua matran A: ");</text:p>
      <text:p text:style-name="P45">n = sc.nextInt();</text:p>
      <text:p text:style-name="P45">System.out.println("&gt;&gt;&gt;");</text:p>
      <text:p text:style-name="P45">float[][] aMatrix = new float[m][n];</text:p>
      <text:p text:style-name="P45">input(aMatrix, m, n);</text:p>
      <text:p text:style-name="P45">System.out.println("Nhap vao matran B: ");</text:p>
      <text:p text:style-name="P45">System.out.println("Nhap vao so hang (m) cua matran B: ");</text:p>
      <text:p text:style-name="P45">m = sc.nextInt();</text:p>
      <text:p text:style-name="P45">System.out.println("Nhap vao so cot (n) cua matran B: ");</text:p>
      <text:p text:style-name="P45">n = sc.nextInt();</text:p>
      <text:p text:style-name="P45">System.out.println("&gt;&gt;&gt;");</text:p>
      <text:p text:style-name="P45">float[][] bMatrix = new float[m][n];</text:p>
      <text:p text:style-name="P45">input(bMatrix, m, n);</text:p>
      <text:p text:style-name="P45">float[][] cMatrix = ref.NhanMatran(aMatrix, bMatrix);</text:p>
      <text:p text:style-name="P45">System.out.println("ket qua: ");</text:p>
      <text:p text:style-name="P45">output(cMatrix);</text:p>
      <text:p text:style-name="P4">}</text:p>
      <text:p text:style-name="P131">} </text:p>
      <text:p text:style-name="P82">} catch(NotBoundException <text:span text:style-name="T3">e</text:span>) {</text:p>
      <text:p text:style-name="P82">System.out.println("Khong tim thay doi tuong");</text:p>
      <text:p text:style-name="P82">} catch(MalformedURLException <text:span text:style-name="T3">e</text:span>) {</text:p>
      <text:p text:style-name="P82">System.out.println("Sai trong dinh dang URL");</text:p>
      <text:p text:style-name="P82">} catch(RemoteException <text:span text:style-name="T3">e</text:span>) {</text:p>
      <text:p text:style-name="P82">System.out.println("Loi trong khi goi ham tu xassss");</text:p>
      <text:p text:style-name="P82">}</text:p>
      <text:p text:style-name="P59">}</text:p>
      <text:p text:style-name="P39">}</text:p>
      <text:p text:style-name="P35"/>
      <text:p text:style-name="P35">// <text:span text:style-name="T21">PT1_Itf.java</text:span></text:p>
      <text:p text:style-name="P38"><text:soft-page-break/>import java.rmi.Remote;</text:p>
      <text:p text:style-name="P39">import java.rmi.RemoteException;</text:p>
      <text:p text:style-name="P39">public interface PT1_Itf extends Remote {</text:p>
      <text:p text:style-name="P61">public String GiaiPT1(float <text:span text:style-name="T3">a</text:span>, float <text:span text:style-name="T3">b</text:span>) throws RemoteException;</text:p>
      <text:p text:style-name="P59">public String KyVong(float[] <text:span text:style-name="T3">a</text:span>) throws RemoteException;</text:p>
      <text:p text:style-name="P59">public float[][] NhanMatran(float[][] <text:span text:style-name="T3">a</text:span>, float[][] <text:span text:style-name="T3">b</text:span>) throws RemoteException;</text:p>
      <text:p text:style-name="P39">}</text:p>
      <text:p text:style-name="P35"/>
      <text:p text:style-name="P35">// <text:span text:style-name="T21">PT1_Server.java</text:span></text:p>
      <text:p text:style-name="P38">import java.rmi.*;</text:p>
      <text:p text:style-name="P39">import java.net.MalformedURLException;</text:p>
      <text:p text:style-name="P36"/>
      <text:p text:style-name="P39">public class PT1_Server {</text:p>
      <text:p text:style-name="P61">public static void main(String[] <text:span text:style-name="T3">args</text:span>) {</text:p>
      <text:p text:style-name="P86">if(System.getSecurityManager() == null) <text:span text:style-name="T3">// cai dat co che bao mat</text:span></text:p>
      <text:p text:style-name="P136">System.setSecurityManager(new RMISecurityManager());</text:p>
      <text:p text:style-name="P82">try {</text:p>
      <text:p text:style-name="P149">// tao doi tuong cho phep goi ham tu xa</text:p>
      <text:p text:style-name="P131">PT1 obj = new PT1();</text:p>
      <text:p text:style-name="P131">System.out.println("Tao object cho phep goi tu xa");</text:p>
      <text:p text:style-name="P135">// Dang ky doi tuong</text:p>
      <text:p text:style-name="P131">Naming.rebind("PT1Object", obj);</text:p>
      <text:p text:style-name="P131">System.out.println("Dang ky thanh cong doi tuong");</text:p>
      <text:p text:style-name="P82">} catch(RemoteException <text:span text:style-name="T3">e</text:span>) {</text:p>
      <text:p text:style-name="P136">System.out.println("Loi trong qua trinh tao doi tuong");</text:p>
      <text:p text:style-name="P82">} catch(MalformedURLException <text:span text:style-name="T3">e</text:span>) {</text:p>
      <text:p text:style-name="P142">System.out.println("Loi khi dang ky doi tuong");</text:p>
      <text:p text:style-name="P86">}</text:p>
      <text:p text:style-name="P59">}</text:p>
      <text:p text:style-name="P39">}</text:p>
      <text:p text:style-name="P35"/>
      <text:p text:style-name="P35">//<text:span text:style-name="T21">PT1.java</text:span></text:p>
      <text:p text:style-name="P38">import java.rmi.RemoteException;</text:p>
      <text:p text:style-name="P39">import java.rmi.server.UnicastRemoteObject;</text:p>
      <text:p text:style-name="P36"/>
      <text:p text:style-name="P39">public class PT1 extends UnicastRemoteObject implements PT1_Itf {</text:p>
      <text:p text:style-name="P61">public PT1() throws RemoteException {</text:p>
      <text:p text:style-name="P86">super();</text:p>
      <text:p text:style-name="P59">}</text:p>
      <text:p text:style-name="P59"/>
      <text:p text:style-name="P60">// cai dat ham goi tu xa</text:p>
      <text:p text:style-name="P59">public String GiaiPT1(float <text:span text:style-name="T3">a</text:span>, float <text:span text:style-name="T3">b</text:span>) {</text:p>
      <text:p text:style-name="P86">if(b == 0 &amp;&amp; (a == 0 || a != 0)) return "x = 0";</text:p>
      <text:p text:style-name="P82">else if(a == 0 &amp;&amp; b != 0) return "Pt vo nghiem";</text:p>
      <text:p text:style-name="P82">else return "x = " + Float.toString(-b/a);</text:p>
      <text:p text:style-name="P59">}</text:p>
      <text:p text:style-name="P59">public String KyVong(float[] <text:span text:style-name="T3">a</text:span>) {</text:p>
      <text:p text:style-name="P86">float sum = 0;</text:p>
      <text:p text:style-name="P82">float Ea = 0;</text:p>
      <text:p text:style-name="P82">float Aa = 0;</text:p>
      <text:p text:style-name="P82">for(int i = 0; i &lt; a.length; i++) {</text:p>
      <text:p text:style-name="P136"><text:soft-page-break/>sum += a[i];</text:p>
      <text:p text:style-name="P82">}</text:p>
      <text:p text:style-name="P82">Ea = sum/a.length;</text:p>
      <text:p text:style-name="P82">for(int i = 0; i &lt; a.length; i++) {</text:p>
      <text:p text:style-name="P176">sum += Math.pow((a[1] - Ea), 2);</text:p>
      <text:p text:style-name="P82">}</text:p>
      <text:p text:style-name="P82">Aa = sum;</text:p>
      <text:p text:style-name="P82">return "E = " + Float.toString(Ea) + ", " + "A = " + Float.toString(Aa);</text:p>
      <text:p text:style-name="P59">}</text:p>
      <text:p text:style-name="P59">public float[][] NhanMatran(float[][] <text:span text:style-name="T3">a</text:span>, float[][] <text:span text:style-name="T3">b</text:span>) {</text:p>
      <text:p text:style-name="P86">float[][] c = new float[a.length][b[0].length];</text:p>
      <text:p text:style-name="P82">for(int i = 0; i &lt; a.length; i++) {</text:p>
      <text:p text:style-name="P136">for(int j = 0; j &lt; a[i].length; j++) {</text:p>
      <text:p text:style-name="P8">for(int t = 0; t &lt; b[j].length; t++) {</text:p>
      <text:p text:style-name="P47">c[i][t] += a[i][j] * b[j][t]; </text:p>
      <text:p text:style-name="P4">}</text:p>
      <text:p text:style-name="P131">}</text:p>
      <text:p text:style-name="P82">}</text:p>
      <text:p text:style-name="P82">return c;</text:p>
      <text:p text:style-name="P59">}</text:p>
      <text:p text:style-name="P39">}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" style:font-family-generic="swiss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802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17T14:17:00Z</meta:creation-date>
    <dc:date>2019-11-17T16:25:22.550058488</dc:date>
    <meta:print-date>2019-11-17T00:54:00Z</meta:print-date>
    <meta:editing-cycles>85</meta:editing-cycles>
    <meta:editing-duration>PT1H35M7S</meta:editing-duration>
    <meta:document-statistic meta:table-count="0" meta:image-count="0" meta:object-count="0" meta:page-count="19" meta:paragraph-count="772" meta:word-count="2588" meta:character-count="19249" meta:non-whitespace-character-count="17405"/>
    <meta:template xlink:type="simple" xlink:actuate="onRequest" xlink:title="" xlink:href="Normal"/>
  </office:meta>
</office:document-meta>
</file>